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 Narrow" style:font-name-complex="Liberation Sans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 Narrow" style:font-name-complex="Liberation Sans"/>
    </style:style>
    <style:style style:name="ce3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 Narrow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 Narrow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 Narrow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 Narrow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 Narrow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 Narrow" style:font-name-complex="Liberation Sans"/>
    </style:style>
    <style:style style:name="ce44" style:family="table-cell" style:parent-style-name="Default">
      <style:text-properties style:font-name="Liberation Sans" style:font-name-asian="Liberation Sans Narrow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29"/>
          <table:covered-table-cell table:style-name="ce33"/>
          <table:table-cell table:number-columns-repeated="1018"/>
        </table:table-row>
        <table:table-row table:style-name="ro1">
          <table:table-cell table:style-name="ce23" office:value-type="string" calcext:value-type="string">
            <text:p>Termék neve</text:p>
          </table:table-cell>
          <table:table-cell table:style-name="ce30" office:value-type="string" calcext:value-type="string">
            <text:p>1. negyedév</text:p>
          </table:table-cell>
          <table:table-cell table:style-name="ce30" office:value-type="string" calcext:value-type="string">
            <text:p>2. negyedév</text:p>
          </table:table-cell>
          <table:table-cell table:style-name="ce30" office:value-type="string" calcext:value-type="string">
            <text:p>3. negyedév</text:p>
          </table:table-cell>
          <table:table-cell table:style-name="ce30" office:value-type="string" calcext:value-type="string">
            <text:p>4. negyedév</text:p>
          </table:table-cell>
          <table:table-cell table:style-name="ce40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29" calcext:value-type="float">
            <text:p>129</text:p>
          </table:table-cell>
          <table:table-cell table:style-name="ce41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8" calcext:value-type="float">
            <text:p>88</text:p>
          </table:table-cell>
          <table:table-cell table:style-name="ce41" table:formula="of:=SUM([.B4:.E4])" office:value-type="float" office:value="233" calcext:value-type="float">
            <text:p>233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0" calcext:value-type="float">
            <text:p>100</text:p>
          </table:table-cell>
          <table:table-cell table:style-name="ce41" table:formula="of:=SUM([.B5:.E5])" office:value-type="float" office:value="215" calcext:value-type="float">
            <text:p>215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Fénykép 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0" calcext:value-type="float">
            <text:p>60</text:p>
          </table:table-cell>
          <table:table-cell table:style-name="ce41" table:formula="of:=SUM([.B6:.E6])" office:value-type="float" office:value="150" calcext:value-type="float">
            <text:p>150</text:p>
          </table:table-cell>
          <table:table-cell table:style-name="ce43"/>
          <table:table-cell table:number-columns-repeated="1017"/>
        </table:table-row>
        <table:table-row table:style-name="ro2">
          <table:table-cell table:style-name="ce25" office:value-type="string" calcext:value-type="string">
            <text:p>Összesen</text:p>
          </table:table-cell>
          <table:table-cell table:style-name="ce32" table:formula="of:=SUM([.B3:.B6])" office:value-type="float" office:value="158" calcext:value-type="float">
            <text:p>158</text:p>
          </table:table-cell>
          <table:table-cell table:style-name="ce32" table:formula="of:=SUM([.C3:.C6])" office:value-type="float" office:value="297" calcext:value-type="float">
            <text:p>297</text:p>
          </table:table-cell>
          <table:table-cell table:style-name="ce32" table:formula="of:=SUM([.D3:.D6])" office:value-type="float" office:value="241" calcext:value-type="float">
            <text:p>241</text:p>
          </table:table-cell>
          <table:table-cell table:style-name="ce32" table:formula="of:=SUM([.E3:.E6])" office:value-type="float" office:value="377" calcext:value-type="float">
            <text:p>377</text:p>
          </table:table-cell>
          <table:table-cell table:style-name="ce42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33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29"/>
          <table:covered-table-cell table:style-name="ce33"/>
          <table:table-cell table:number-columns-repeated="1016"/>
        </table:table-row>
        <table:table-row table:style-name="ro1">
          <table:table-cell table:style-name="ce27"/>
          <table:table-cell table:style-name="ce34"/>
          <table:table-cell/>
          <table:table-cell table:style-name="ce23" office:value-type="string" calcext:value-type="string">
            <text:p>Termék neve</text:p>
          </table:table-cell>
          <table:table-cell table:style-name="ce37" office:value-type="string" calcext:value-type="string">
            <text:p>1. negyedév</text:p>
          </table:table-cell>
          <table:table-cell table:style-name="ce37" office:value-type="string" calcext:value-type="string">
            <text:p>2. negyedév</text:p>
          </table:table-cell>
          <table:table-cell table:style-name="ce37" office:value-type="string" calcext:value-type="string">
            <text:p>3. negyedév</text:p>
          </table:table-cell>
          <table:table-cell table:style-name="ce41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5" office:value-type="float" office:value="49990" calcext:value-type="float">
            <text:p><text:s/>49 990 Ft </text:p>
          </table:table-cell>
          <table:table-cell/>
          <table:table-cell table:style-name="ce24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 399 120 Ft </text:p>
          </table:table-cell>
          <table:table-cell table:style-name="ce38" table:formula="of:=[.C3]*[.$B11]" office:value-type="float" office:value="8098380" calcext:value-type="float">
            <text:p><text:s/>8 098 380 Ft </text:p>
          </table:table-cell>
          <table:table-cell table:style-name="ce38" table:formula="of:=[.D3]*[.$B11]" office:value-type="float" office:value="4799040" calcext:value-type="float">
            <text:p><text:s/>4 799 040 Ft </text:p>
          </table:table-cell>
          <table:table-cell table:style-name="ce3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5" office:value-type="float" office:value="89990" calcext:value-type="float">
            <text:p><text:s/>89 990 Ft </text:p>
          </table:table-cell>
          <table:table-cell/>
          <table:table-cell table:style-name="ce24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 149 650 Ft </text:p>
          </table:table-cell>
          <table:table-cell table:style-name="ce38" table:formula="of:=[.C4]*[.$B12]" office:value-type="float" office:value="4499500" calcext:value-type="float">
            <text:p><text:s/>4 499 500 Ft </text:p>
          </table:table-cell>
          <table:table-cell table:style-name="ce38" table:formula="of:=[.D4]*[.$B12]" office:value-type="float" office:value="5399400" calcext:value-type="float">
            <text:p><text:s/>5 399 400 Ft </text:p>
          </table:table-cell>
          <table:table-cell table:style-name="ce3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5" office:value-type="float" office:value="79990" calcext:value-type="float">
            <text:p><text:s/>79 990 Ft </text:p>
          </table:table-cell>
          <table:table-cell/>
          <table:table-cell table:style-name="ce24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 599 800 Ft </text:p>
          </table:table-cell>
          <table:table-cell table:style-name="ce38" table:formula="of:=[.C5]*[.$B13]" office:value-type="float" office:value="4399450" calcext:value-type="float">
            <text:p><text:s/>4 399 450 Ft </text:p>
          </table:table-cell>
          <table:table-cell table:style-name="ce38" table:formula="of:=[.D5]*[.$B13]" office:value-type="float" office:value="3199600" calcext:value-type="float">
            <text:p><text:s/>3 199 600 Ft </text:p>
          </table:table-cell>
          <table:table-cell table:style-name="ce3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28" office:value-type="string" calcext:value-type="string">
            <text:p>Fénykép </text:p>
          </table:table-cell>
          <table:table-cell table:style-name="ce36" office:value-type="float" office:value="166990" calcext:value-type="float">
            <text:p><text:s/>166 990 Ft </text:p>
          </table:table-cell>
          <table:table-cell/>
          <table:table-cell table:style-name="ce28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 504 850 Ft </text:p>
          </table:table-cell>
          <table:table-cell table:style-name="ce39" table:formula="of:=[.C6]*[.$B14]" office:value-type="float" office:value="5009700" calcext:value-type="float">
            <text:p><text:s/>5 009 700 Ft </text:p>
          </table:table-cell>
          <table:table-cell table:style-name="ce39" table:formula="of:=[.D6]*[.$B14]" office:value-type="float" office:value="7514550" calcext:value-type="float">
            <text:p><text:s/>7 514 550 Ft </text:p>
          </table:table-cell>
          <table:table-cell table:style-name="ce3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57:19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58:56.584000000</dc:date>
    <meta:print-date>2006-09-05T16:08:04</meta:print-date>
    <meta:editing-duration>PT13M34S</meta:editing-duration>
    <meta:editing-cycles>8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draw:stroke="dash" draw:stroke-dash="Fine_20_Dotted" svg:stroke-width="0.1cm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